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666666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cm" fo:min-width="0.21cm" fo:padding-top="0.151cm" fo:padding-bottom="0.151cm" fo:padding-left="0.276cm" fo:padding-right="0.276cm" draw:shadow-offset-x="0.203cm" draw:shadow-offset-y="0.203cm"/>
    </style:style>
    <style:style style:name="gr3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cm" fo:min-width="0.21cm" fo:padding-top="0.151cm" fo:padding-bottom="0.151cm" fo:padding-left="0.276cm" fo:padding-right="0.276cm" draw:shadow-offset-x="0.203cm" draw:shadow-offset-y="0.203cm"/>
    </style:style>
    <style:style style:name="gr4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104cm" fo:min-width="0.209cm" fo:padding-top="0.151cm" fo:padding-bottom="0.151cm" fo:padding-left="0.276cm" fo:padding-right="0.276cm" draw:shadow-offset-x="0.203cm" draw:shadow-offset-y="0.203cm"/>
    </style:style>
    <style:style style:name="gr5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104cm" fo:min-width="0.209cm" fo:padding-top="0.151cm" fo:padding-bottom="0.151cm" fo:padding-left="0.276cm" fo:padding-right="0.276cm" draw:shadow-offset-x="0.203cm" draw:shadow-offset-y="0.203cm"/>
    </style:style>
    <style:style style:name="gr6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104cm" fo:min-width="0.21cm" fo:padding-top="0.151cm" fo:padding-bottom="0.151cm" fo:padding-left="0.276cm" fo:padding-right="0.276cm" draw:shadow-offset-x="0.203cm" draw:shadow-offset-y="0.203cm"/>
    </style:style>
    <style:style style:name="gr7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308cm" fo:min-width="0.21cm" fo:padding-top="0.151cm" fo:padding-bottom="0.151cm" fo:padding-left="0.276cm" fo:padding-right="0.276cm" draw:shadow-offset-x="0.203cm" draw:shadow-offset-y="0.203cm"/>
    </style:style>
    <style:style style:name="gr8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308cm" fo:min-width="0.21cm" fo:padding-top="0.151cm" fo:padding-bottom="0.151cm" fo:padding-left="0.276cm" fo:padding-right="0.276cm" draw:shadow-offset-x="0.203cm" draw:shadow-offset-y="0.203cm"/>
    </style:style>
    <style:style style:name="gr9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308cm" fo:min-width="0.209cm" fo:padding-top="0.151cm" fo:padding-bottom="0.151cm" fo:padding-left="0.276cm" fo:padding-right="0.276cm" draw:shadow-offset-x="0.203cm" draw:shadow-offset-y="0.203cm"/>
    </style:style>
    <style:style style:name="gr10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104cm" fo:min-width="0.21cm" fo:padding-top="0.151cm" fo:padding-bottom="0.151cm" fo:padding-left="0.276cm" fo:padding-right="0.276cm" draw:shadow-offset-x="0.203cm" draw:shadow-offset-y="0.203cm"/>
    </style:style>
    <style:style style:name="gr11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104cm" fo:min-width="0.211cm" fo:padding-top="0.151cm" fo:padding-bottom="0.151cm" fo:padding-left="0.276cm" fo:padding-right="0.276cm" draw:shadow-offset-x="0.203cm" draw:shadow-offset-y="0.203cm"/>
    </style:style>
    <style:style style:name="gr12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511cm" fo:min-width="0.21cm" fo:padding-top="0.151cm" fo:padding-bottom="0.151cm" fo:padding-left="0.276cm" fo:padding-right="0.276cm" draw:shadow-offset-x="0.203cm" draw:shadow-offset-y="0.203cm"/>
    </style:style>
    <style:style style:name="gr13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714cm" fo:min-width="0.211cm" fo:padding-top="0.151cm" fo:padding-bottom="0.151cm" fo:padding-left="0.276cm" fo:padding-right="0.276cm" draw:shadow-offset-x="0.203cm" draw:shadow-offset-y="0.203cm"/>
    </style:style>
    <style:style style:name="gr14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714cm" fo:min-width="0.21cm" fo:padding-top="0.151cm" fo:padding-bottom="0.151cm" fo:padding-left="0.276cm" fo:padding-right="0.276cm" draw:shadow-offset-x="0.203cm" draw:shadow-offset-y="0.203cm"/>
    </style:style>
    <style:style style:name="gr15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714cm" fo:min-width="0.211cm" fo:padding-top="0.151cm" fo:padding-bottom="0.151cm" fo:padding-left="0.276cm" fo:padding-right="0.276cm" draw:shadow-offset-x="0.203cm" draw:shadow-offset-y="0.203cm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.025cm" fo:min-width="0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.265cm" fo:min-width="0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.179cm" fo:min-width="0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3.072cm" fo:min-width="0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8.721cm" svg:y1="4.146cm" svg:x2="40.391cm" svg:y2="4.142cm">
          <text:p/>
        </draw:line>
        <draw:line draw:style-name="gr1" draw:text-style-name="P1" draw:layer="layout" svg:x1="40.437cm" svg:y1="4.144cm" svg:x2="40.818cm" svg:y2="3.764cm">
          <text:p/>
        </draw:line>
        <draw:line draw:style-name="gr1" draw:text-style-name="P1" draw:layer="layout" svg:x1="39.817cm" svg:y1="3.365cm" svg:x2="40.821cm" svg:y2="3.746cm">
          <text:p/>
        </draw:line>
        <draw:line draw:style-name="gr1" draw:text-style-name="P1" draw:layer="layout" svg:x1="39.117cm" svg:y1="3.366cm" svg:x2="38.081cm" svg:y2="3.83cm">
          <text:p/>
        </draw:line>
        <draw:line draw:style-name="gr1" draw:text-style-name="P1" draw:layer="layout" svg:x1="38.662cm" svg:y1="4.184cm" svg:x2="38.154cm" svg:y2="3.746cm">
          <text:p/>
        </draw:line>
        <draw:line draw:style-name="gr1" draw:text-style-name="P1" draw:layer="layout" svg:x1="34.217cm" svg:y1="3.764cm" svg:x2="38.281cm" svg:y2="3.746cm">
          <text:p/>
        </draw:line>
        <draw:line draw:style-name="gr1" draw:text-style-name="P1" draw:layer="layout" svg:x1="23.165cm" svg:y1="2.038cm" svg:x2="23.565cm" svg:y2="2.437cm">
          <text:p/>
        </draw:line>
        <draw:line draw:style-name="gr1" draw:text-style-name="P1" draw:layer="layout" svg:x1="23.184cm" svg:y1="2.818cm" svg:x2="23.565cm" svg:y2="2.438cm">
          <text:p/>
        </draw:line>
        <draw:line draw:style-name="gr1" draw:text-style-name="P1" draw:layer="layout" svg:x1="1.615cm" svg:y1="2.465cm" svg:x2="10.632cm" svg:y2="2.465cm">
          <text:p/>
        </draw:line>
        <draw:custom-shape draw:style-name="gr2" draw:text-style-name="P2" draw:layer="layout" svg:width="0.762cm" svg:height="0.203cm" svg:x="2.315cm" svg:y="2.3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3.415cm" svg:y="2.3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4.515cm" svg:y="2.3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5.615cm" svg:y="2.3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7.215cm" svg:y="2.3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8.915cm" svg:y="2.3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0.015cm" svg:y="2.3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.215cm" svg:y="2.36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615cm" svg:y1="3.565cm" svg:x2="10.632cm" svg:y2="3.565cm">
          <text:p/>
        </draw:line>
        <draw:custom-shape draw:style-name="gr2" draw:text-style-name="P2" draw:layer="layout" svg:width="0.762cm" svg:height="0.203cm" svg:x="2.315cm" svg:y="3.4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3.415cm" svg:y="3.4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4.515cm" svg:y="3.4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5.615cm" svg:y="3.4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8.915cm" svg:y="3.4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0.015cm" svg:y="3.4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.215cm" svg:y="3.46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328cm" svg:y1="4.715cm" svg:x2="21.221cm" svg:y2="4.702cm">
          <text:p/>
        </draw:line>
        <draw:custom-shape draw:style-name="gr2" draw:text-style-name="P2" draw:layer="layout" svg:width="0.762cm" svg:height="0.203cm" svg:x="12.904cm" svg:y="4.6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4.004cm" svg:y="4.6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5.104cm" svg:y="4.6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6.204cm" svg:y="4.6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9.504cm" svg:y="4.6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0.604cm" svg:y="4.6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328cm" svg:y1="5.915cm" svg:x2="21.221cm" svg:y2="5.902cm">
          <text:p/>
        </draw:line>
        <draw:custom-shape draw:style-name="gr2" draw:text-style-name="P2" draw:layer="layout" svg:width="0.762cm" svg:height="0.203cm" svg:x="12.904cm" svg:y="5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4.004cm" svg:y="5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5.104cm" svg:y="5.8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6.204cm" svg:y="5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9.504cm" svg:y="5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0.604cm" svg:y="5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7.304cm" svg:y="5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8.404cm" svg:y="5.8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247cm" svg:y1="1.745cm" svg:x2="21.264cm" svg:y2="1.745cm">
          <text:p/>
        </draw:line>
        <draw:custom-shape draw:style-name="gr3" draw:text-style-name="P3" draw:layer="layout" svg:width="0.762cm" svg:height="0.203cm" svg:x="11.847cm" svg:y="1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2.947cm" svg:y="1.6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4.047cm" svg:y="1.6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5.147cm" svg:y="1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6.247cm" svg:y="1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7.847cm" svg:y="1.6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9.547cm" svg:y="1.6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0.647cm" svg:y="1.64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247cm" svg:y1="3.045cm" svg:x2="21.264cm" svg:y2="3.045cm">
          <text:p/>
        </draw:line>
        <draw:custom-shape draw:style-name="gr4" draw:text-style-name="P2" draw:layer="layout" svg:width="0.761cm" svg:height="0.406cm" svg:x="12.946cm" svg:y="2.8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61cm" svg:height="0.406cm" svg:x="14.044cm" svg:y="2.8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61cm" svg:height="0.406cm" svg:x="15.143cm" svg:y="2.8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762cm" svg:height="0.406cm" svg:x="16.241cm" svg:y="2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7.847cm" svg:y="2.9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61cm" svg:height="0.406cm" svg:x="19.537cm" svg:y="2.8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61cm" svg:height="0.406cm" svg:x="20.636cm" svg:y="2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1cm" svg:height="0.406cm" svg:x="11.847cm" svg:y="2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2.422cm" svg:y="1.91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3.565cm" svg:y1="2.437cm" svg:x2="31.839cm" svg:y2="2.416cm">
          <text:p/>
        </draw:line>
        <draw:custom-shape draw:style-name="gr7" draw:text-style-name="P2" draw:layer="layout" svg:width="0.762cm" svg:height="0.61cm" svg:x="23.521cm" svg:y="2.1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0.61cm" svg:x="24.62cm" svg:y="2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761cm" svg:height="0.61cm" svg:x="25.72cm" svg:y="2.1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61cm" svg:x="26.819cm" svg:y="2.1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0.61cm" svg:x="30.117cm" svg:y="2.1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0.61cm" svg:x="31.217cm" svg:y="2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1cm" svg:height="0.406cm" svg:x="22.422cm" svg:y="2.61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3.946cm" svg:y1="5.229cm" svg:x2="31.839cm" svg:y2="5.216cm">
          <text:p/>
        </draw:line>
        <draw:custom-shape draw:style-name="gr2" draw:text-style-name="P2" draw:layer="layout" svg:width="0.762cm" svg:height="0.203cm" svg:x="23.522cm" svg:y="5.1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762cm" svg:height="0.406cm" svg:x="24.622cm" svg:y="5.0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762cm" svg:height="0.406cm" svg:x="25.723cm" svg:y="5.0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63cm" svg:height="0.406cm" svg:x="26.823cm" svg:y="5.0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762cm" svg:height="0.406cm" svg:x="30.125cm" svg:y="5.0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762cm" svg:height="0.406cm" svg:x="31.226cm" svg:y="5.0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7.922cm" svg:y="5.1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9.022cm" svg:y="5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1cm" svg:height="0.406cm" svg:x="28.422cm" svg:y="2.21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3.817cm" svg:y1="3.364cm" svg:x2="34.217cm" svg:y2="3.763cm">
          <text:p/>
        </draw:line>
        <draw:line draw:style-name="gr1" draw:text-style-name="P1" draw:layer="layout" svg:x1="33.836cm" svg:y1="4.144cm" svg:x2="34.217cm" svg:y2="3.764cm">
          <text:p/>
        </draw:line>
        <draw:custom-shape draw:style-name="gr3" draw:text-style-name="P3" draw:layer="layout" svg:width="0.762cm" svg:height="0.203cm" svg:x="33.074cm" svg:y="3.24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0.821cm" svg:y1="3.746cm" svg:x2="42.491cm" svg:y2="3.742cm">
          <text:p/>
        </draw:line>
        <draw:custom-shape draw:style-name="gr12" draw:text-style-name="P2" draw:layer="layout" svg:width="0.762cm" svg:height="0.813cm" svg:x="34.173cm" svg:y="3.3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763cm" svg:height="1.016cm" svg:x="35.272cm" svg:y="3.2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762cm" svg:height="1.016cm" svg:x="36.373cm" svg:y="3.24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763cm" svg:height="1.016cm" svg:x="37.473cm" svg:y="3.2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763cm" svg:height="1.016cm" svg:x="40.774cm" svg:y="3.2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763cm" svg:height="1.016cm" svg:x="41.875cm" svg:y="3.2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1cm" svg:height="0.406cm" svg:x="33.074cm" svg:y="3.9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38.574cm" svg:y="4.0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39.674cm" svg:y="4.0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1cm" svg:height="0.406cm" svg:x="39.074cm" svg:y="3.2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35cm" svg:height="1.397cm" svg:x="11.033cm" svg:y="2.3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4" draw:layer="layout" svg:width="0.635cm" svg:height="1.651cm" svg:x="21.547cm" svg:y="1.6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4" draw:layer="layout" svg:width="0.635cm" svg:height="1.559cm" svg:x="21.574cm" svg:y="4.5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4" draw:layer="layout" svg:width="0.635cm" svg:height="3.556cm" svg:x="32.169cm" svg:y="2.01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5" draw:layer="layout" svg:width="1.016cm" svg:height="0.962cm" svg:x="1.027cm" svg:y="3.524cm">
          <draw:text-box>
            <text:p>C</text:p>
          </draw:text-box>
        </draw:frame>
        <draw:frame draw:style-name="gr20" draw:text-style-name="P5" draw:layer="layout" svg:width="1.016cm" svg:height="0.962cm" svg:x="1.027cm" svg:y="2.424cm">
          <draw:text-box>
            <text:p>B</text:p>
          </draw:text-box>
        </draw:frame>
        <draw:frame draw:style-name="gr20" draw:text-style-name="P5" draw:layer="layout" svg:width="1.016cm" svg:height="0.962cm" svg:x="11.677cm" svg:y="1.703cm">
          <draw:text-box>
            <text:p>A</text:p>
          </draw:text-box>
        </draw:frame>
        <draw:frame draw:style-name="gr20" draw:text-style-name="P5" draw:layer="layout" svg:width="1.016cm" svg:height="0.962cm" svg:x="12.784cm" svg:y="4.683cm">
          <draw:text-box>
            <text:p>D</text:p>
          </draw:text-box>
        </draw:frame>
        <draw:frame draw:style-name="gr20" draw:text-style-name="P5" draw:layer="layout" svg:width="1.016cm" svg:height="0.962cm" svg:x="12.784cm" svg:y="5.855cm">
          <draw:text-box>
            <text:p>E</text:p>
          </draw:text-box>
        </draw:frame>
        <draw:frame draw:style-name="gr21" draw:text-style-name="P5" draw:layer="layout" svg:width="2.023cm" svg:height="0.962cm" svg:x="11.677cm" svg:y="3.103cm">
          <draw:text-box>
            <text:p>BC</text:p>
          </draw:text-box>
        </draw:frame>
        <draw:frame draw:style-name="gr21" draw:text-style-name="P5" draw:layer="layout" svg:width="2.023cm" svg:height="0.962cm" svg:x="22.278cm" svg:y="2.903cm">
          <draw:text-box>
            <text:p>ABC</text:p>
          </draw:text-box>
        </draw:frame>
        <draw:frame draw:style-name="gr21" draw:text-style-name="P5" draw:layer="layout" svg:width="2.023cm" svg:height="0.962cm" svg:x="23.379cm" svg:y="5.403cm">
          <draw:text-box>
            <text:p>DE</text:p>
          </draw:text-box>
        </draw:frame>
        <draw:frame draw:style-name="gr21" draw:text-style-name="P5" draw:layer="layout" svg:width="3.327cm" svg:height="0.962cm" svg:x="32.979cm" svg:y="4.303cm">
          <draw:text-box>
            <text:p>ABCD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15:10:59.965705151</meta:creation-date>
    <meta:generator>LibreOffice/6.4.7.2$Linux_X86_64 LibreOffice_project/40$Build-2</meta:generator>
    <dc:date>2022-01-18T20:07:24.548244632</dc:date>
    <meta:editing-duration>PT57M12S</meta:editing-duration>
    <meta:editing-cycles>20</meta:editing-cycles>
    <meta:document-statistic meta:object-count="105"/>
  </office:meta>
</office:document-meta>
</file>